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999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5575in"/>
    </style:style>
    <style:style style:name="co7" style:family="table-column">
      <style:table-column-properties fo:break-before="auto" style:column-width="0.8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 Mono" fo:font-weight="bold" style:font-weight-asian="bold" style:font-weight-complex="bold"/>
    </style:style>
    <style:style style:name="ce3" style:family="table-cell" style:parent-style-name="Default">
      <style:text-properties style:font-name="JetBrains Mono"/>
    </style:style>
    <style:style style:name="ce6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JetBrains Mono" fo:font-weight="bold" style:font-weight-asian="bold" style:font-weight-complex="bold"/>
    </style:style>
    <style:style style:name="ce7" style:family="table-cell" style:parent-style-name="Default" style:data-style-name="N129">
      <style:text-properties style:font-name="JetBrains Mono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00x400, eps=1e-6" table:style-name="ta1">
        <table:shapes>
          <draw:frame draw:z-index="0" draw:style-name="gr1" draw:text-style-name="P1" svg:width="6.7665in" svg:height="2.2386in" svg:x="4.1366in" svg:y="0.0689in">
            <draw:object draw:notify-on-update-of-ranges="'400x400, eps=1e-6'.A2:'400x400, eps=1e-6'.A6 '400x400, eps=1e-6'.B1:'400x400, eps=1e-6'.B1 '400x400, eps=1e-6'.B2:'400x400, eps=1e-6'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1783in" svg:height="1.8106in" svg:x="0.1772in" svg:y="2.4256in">
            <draw:object draw:notify-on-update-of-ranges="'400x400, eps=1e-6'.A2:'400x400, eps=1e-6'.A6 '400x400, eps=1e-6'.C1:'400x400, eps=1e-6'.C1 '400x400, eps=1e-6'.C2:'400x400, eps=1e-6'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426in" svg:height="1.8106in" svg:x="5.4201in" svg:y="2.4217in">
            <draw:object draw:notify-on-update-of-ranges="'400x400, eps=1e-6'.A2:'400x400, eps=1e-6'.A6 '400x400, eps=1e-6'.D1:'400x400, eps=1e-6'.D1 '400x400, eps=1e-6'.D2:'400x400, eps=1e-6'.D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/>
        <table:table-column table:style-name="co5"/>
        <table:table-column table:style-name="co6"/>
        <table:table-column table:style-name="co7"/>
        <table:table-column table:style-name="co6"/>
        <table:table-row table:style-name="ro1">
          <table:table-cell table:style-name="ce1" office:value-type="string" calcext:value-type="string">
            <text:p>Processes</text:p>
          </table:table-cell>
          <table:table-cell table:style-name="ce6" office:value-type="string" calcext:value-type="string">
            <text:p>Time, sec</text:p>
          </table:table-cell>
          <table:table-cell table:style-name="ce6" office:value-type="string" calcext:value-type="string">
            <text:p>Acceleration</text:p>
          </table:table-cell>
          <table:table-cell table:style-name="ce6" office:value-type="string" calcext:value-type="string">
            <text:p>Efficien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5892" calcext:value-type="float">
            <text:p>33.589</text:p>
          </table:table-cell>
          <table:table-cell table:formula="of:=[.$B$2]/[.B2]" office:value-type="float" office:value="1" calcext:value-type="float">
            <text:p>1.000</text:p>
          </table:table-cell>
          <table:table-cell table:formula="of:=[.C2]/[.A2]" office:value-type="float" office:value="1" calcext:value-type="float">
            <text:p>1.000</text:p>
          </table:table-cell>
        </table:table-row>
        <table:table-row table:style-name="ro1">
          <table:table-cell table:formula="of:=[.A2]*2" office:value-type="float" office:value="2" calcext:value-type="float">
            <text:p>2</text:p>
          </table:table-cell>
          <table:table-cell office:value-type="float" office:value="16.8299" calcext:value-type="float">
            <text:p>16.830</text:p>
          </table:table-cell>
          <table:table-cell table:formula="of:=[.$B$2]/[.B3]" office:value-type="float" office:value="1.99580508499753" calcext:value-type="float">
            <text:p>1.996</text:p>
          </table:table-cell>
          <table:table-cell table:formula="of:=[.C3]/[.A3]" office:value-type="float" office:value="0.997902542498767" calcext:value-type="float">
            <text:p>0.998</text:p>
          </table:table-cell>
        </table:table-row>
        <table:table-row table:style-name="ro1">
          <table:table-cell table:formula="of:=[.A3]*2" office:value-type="float" office:value="4" calcext:value-type="float">
            <text:p>4</text:p>
          </table:table-cell>
          <table:table-cell office:value-type="float" office:value="8.50806" calcext:value-type="float">
            <text:p>8.508</text:p>
          </table:table-cell>
          <table:table-cell table:formula="of:=[.$B$2]/[.B4]" office:value-type="float" office:value="3.94792702449207" calcext:value-type="float">
            <text:p>3.948</text:p>
          </table:table-cell>
          <table:table-cell table:formula="of:=[.C4]/[.A4]" office:value-type="float" office:value="0.986981756123017" calcext:value-type="float">
            <text:p>0.987</text:p>
          </table:table-cell>
        </table:table-row>
        <table:table-row table:style-name="ro1">
          <table:table-cell table:formula="of:=[.A4]*2" office:value-type="float" office:value="8" calcext:value-type="float">
            <text:p>8</text:p>
          </table:table-cell>
          <table:table-cell office:value-type="float" office:value="4.46791" calcext:value-type="float">
            <text:p>4.468</text:p>
          </table:table-cell>
          <table:table-cell table:formula="of:=[.$B$2]/[.B5]" office:value-type="float" office:value="7.51787748634149" calcext:value-type="float">
            <text:p>7.518</text:p>
          </table:table-cell>
          <table:table-cell table:formula="of:=[.C5]/[.A5]" office:value-type="float" office:value="0.939734685792686" calcext:value-type="float">
            <text:p>0.940</text:p>
          </table:table-cell>
        </table:table-row>
        <table:table-row table:style-name="ro1">
          <table:table-cell table:formula="of:=[.A5]*2" office:value-type="float" office:value="16" calcext:value-type="float">
            <text:p>16</text:p>
          </table:table-cell>
          <table:table-cell office:value-type="float" office:value="2.26091" calcext:value-type="float">
            <text:p>2.261</text:p>
          </table:table-cell>
          <table:table-cell table:formula="of:=[.$B$2]/[.B6]" office:value-type="float" office:value="14.8564958357476" calcext:value-type="float">
            <text:p>14.856</text:p>
          </table:table-cell>
          <table:table-cell table:formula="of:=[.C6]/[.A6]" office:value-type="float" office:value="0.928530989734222" calcext:value-type="float">
            <text:p>0.929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400x400, eps=1e-6 (all)" table:style-name="ta1">
        <table:shapes>
          <draw:frame draw:z-index="0" draw:style-name="gr1" draw:text-style-name="P1" svg:width="6.7665in" svg:height="2.2386in" svg:x="4.1366in" svg:y="0.0689in">
            <draw:object draw:notify-on-update-of-ranges="'400x400, eps=1e-6 (all)'.A2:'400x400, eps=1e-6 (all)'.A13 '400x400, eps=1e-6 (all)'.B1:'400x400, eps=1e-6 (all)'.B1 '400x400, eps=1e-6 (all)'.B2:'400x400, eps=1e-6 (all)'.B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.1783in" svg:height="1.8106in" svg:x="0.1772in" svg:y="2.4256in">
            <draw:object draw:notify-on-update-of-ranges="'400x400, eps=1e-6 (all)'.A2:'400x400, eps=1e-6 (all)'.A13 '400x400, eps=1e-6 (all)'.C1:'400x400, eps=1e-6 (all)'.C1 '400x400, eps=1e-6 (all)'.C2:'400x400, eps=1e-6 (all)'.C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5.426in" svg:height="1.8106in" svg:x="5.4201in" svg:y="2.4217in">
            <draw:object draw:notify-on-update-of-ranges="'400x400, eps=1e-6 (all)'.A2:'400x400, eps=1e-6 (all)'.A13 '400x400, eps=1e-6 (all)'.D1:'400x400, eps=1e-6 (all)'.D1 '400x400, eps=1e-6 (all)'.D2:'400x400, eps=1e-6 (all)'.D1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4" table:number-columns-repeated="16375" table:default-cell-style-name="ce3"/>
        <table:table-row table:style-name="ro1">
          <table:table-cell table:style-name="ce1" office:value-type="string" calcext:value-type="string">
            <text:p>Processes</text:p>
          </table:table-cell>
          <table:table-cell table:style-name="ce6" office:value-type="string" calcext:value-type="string">
            <text:p>Time, sec</text:p>
          </table:table-cell>
          <table:table-cell table:style-name="ce6" office:value-type="string" calcext:value-type="string">
            <text:p>Acceleration</text:p>
          </table:table-cell>
          <table:table-cell table:style-name="ce6" office:value-type="string" calcext:value-type="string">
            <text:p>Efficiency</text:p>
          </table:table-cell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5892" calcext:value-type="float">
            <text:p>33.589</text:p>
          </table:table-cell>
          <table:table-cell table:formula="of:=[.$B$2]/[.B2]" office:value-type="float" office:value="1" calcext:value-type="float">
            <text:p>1.000</text:p>
          </table:table-cell>
          <table:table-cell table:formula="of:=[.C2]/[.A2]" office:value-type="float" office:value="1" calcext:value-type="float">
            <text:p>1.000</text:p>
          </table:table-cell>
          <table:table-cell table:number-columns-repeated="16380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6.8299" calcext:value-type="float">
            <text:p>16.830</text:p>
          </table:table-cell>
          <table:table-cell table:formula="of:=[.$B$2]/[.B3]" office:value-type="float" office:value="1.99580508499753" calcext:value-type="float">
            <text:p>1.996</text:p>
          </table:table-cell>
          <table:table-cell table:formula="of:=[.C3]/[.A3]" office:value-type="float" office:value="0.997902542498767" calcext:value-type="float">
            <text:p>0.998</text:p>
          </table:table-cell>
          <table:table-cell table:number-columns-repeated="1638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1.3598" calcext:value-type="float">
            <text:p>11.360</text:p>
          </table:table-cell>
          <table:table-cell table:formula="of:=[.$B$2]/[.B4]" office:value-type="float" office:value="2.95684783182803" calcext:value-type="float">
            <text:p>2.957</text:p>
          </table:table-cell>
          <table:table-cell table:formula="of:=[.C4]/[.A4]" office:value-type="float" office:value="0.985615943942675" calcext:value-type="float">
            <text:p>0.986</text:p>
          </table:table-cell>
          <table:table-cell table:number-columns-repeated="1638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8.50806" calcext:value-type="float">
            <text:p>8.508</text:p>
          </table:table-cell>
          <table:table-cell table:formula="of:=[.$B$2]/[.B5]" office:value-type="float" office:value="3.94792702449207" calcext:value-type="float">
            <text:p>3.948</text:p>
          </table:table-cell>
          <table:table-cell table:formula="of:=[.C5]/[.A5]" office:value-type="float" office:value="0.986981756123017" calcext:value-type="float">
            <text:p>0.987</text:p>
          </table:table-cell>
          <table:table-cell table:number-columns-repeated="1638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7.1072" calcext:value-type="float">
            <text:p>7.107</text:p>
          </table:table-cell>
          <table:table-cell table:formula="of:=[.$B$2]/[.B6]" office:value-type="float" office:value="4.72608059432688" calcext:value-type="float">
            <text:p>4.726</text:p>
          </table:table-cell>
          <table:table-cell table:formula="of:=[.C6]/[.A6]" office:value-type="float" office:value="0.945216118865376" calcext:value-type="float">
            <text:p>0.945</text:p>
          </table:table-cell>
          <table:table-cell table:number-columns-repeated="1638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5.95495" calcext:value-type="float">
            <text:p>5.955</text:p>
          </table:table-cell>
          <table:table-cell table:formula="of:=[.$B$2]/[.B7]" office:value-type="float" office:value="5.64055113812878" calcext:value-type="float">
            <text:p>5.641</text:p>
          </table:table-cell>
          <table:table-cell table:formula="of:=[.C7]/[.A7]" office:value-type="float" office:value="0.940091856354797" calcext:value-type="float">
            <text:p>0.940</text:p>
          </table:table-cell>
          <table:table-cell table:number-columns-repeated="1638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5.18676" calcext:value-type="float">
            <text:p>5.187</text:p>
          </table:table-cell>
          <table:table-cell table:formula="of:=[.$B$2]/[.B8]" office:value-type="float" office:value="6.47595030423617" calcext:value-type="float">
            <text:p>6.476</text:p>
          </table:table-cell>
          <table:table-cell table:formula="of:=[.C8]/[.A8]" office:value-type="float" office:value="0.925135757748024" calcext:value-type="float">
            <text:p>0.925</text:p>
          </table:table-cell>
          <table:table-cell table:number-columns-repeated="1638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4.46791" calcext:value-type="float">
            <text:p>4.468</text:p>
          </table:table-cell>
          <table:table-cell table:formula="of:=[.$B$2]/[.B9]" office:value-type="float" office:value="7.51787748634149" calcext:value-type="float">
            <text:p>7.518</text:p>
          </table:table-cell>
          <table:table-cell table:formula="of:=[.C9]/[.A9]" office:value-type="float" office:value="0.939734685792686" calcext:value-type="float">
            <text:p>0.940</text:p>
          </table:table-cell>
          <table:table-cell table:number-columns-repeated="16380"/>
        </table:table-row>
        <table:table-row table:style-name="ro1">
          <table:table-cell table:formula="of:=[.A9]+2" office:value-type="float" office:value="10" calcext:value-type="float">
            <text:p>10</text:p>
          </table:table-cell>
          <table:table-cell office:value-type="float" office:value="3.56169" calcext:value-type="float">
            <text:p>3.562</text:p>
          </table:table-cell>
          <table:table-cell table:formula="of:=[.$B$2]/[.B10]" office:value-type="float" office:value="9.43069160988183" calcext:value-type="float">
            <text:p>9.431</text:p>
          </table:table-cell>
          <table:table-cell table:formula="of:=[.C10]/[.A10]" office:value-type="float" office:value="0.943069160988183" calcext:value-type="float">
            <text:p>0.943</text:p>
          </table:table-cell>
          <table:table-cell table:number-columns-repeated="16380"/>
        </table:table-row>
        <table:table-row table:style-name="ro1">
          <table:table-cell table:formula="of:=[.A10]+2" office:value-type="float" office:value="12" calcext:value-type="float">
            <text:p>12</text:p>
          </table:table-cell>
          <table:table-cell office:value-type="float" office:value="3.02417" calcext:value-type="float">
            <text:p>3.024</text:p>
          </table:table-cell>
          <table:table-cell table:formula="of:=[.$B$2]/[.B11]" office:value-type="float" office:value="11.106915285847" calcext:value-type="float">
            <text:p>11.107</text:p>
          </table:table-cell>
          <table:table-cell table:formula="of:=[.C11]/[.A11]" office:value-type="float" office:value="0.925576273820585" calcext:value-type="float">
            <text:p>0.926</text:p>
          </table:table-cell>
          <table:table-cell table:number-columns-repeated="16380"/>
        </table:table-row>
        <table:table-row table:style-name="ro1">
          <table:table-cell table:formula="of:=[.A11]+2" office:value-type="float" office:value="14" calcext:value-type="float">
            <text:p>14</text:p>
          </table:table-cell>
          <table:table-cell office:value-type="float" office:value="2.60059" calcext:value-type="float">
            <text:p>2.601</text:p>
          </table:table-cell>
          <table:table-cell table:formula="of:=[.$B$2]/[.B12]" office:value-type="float" office:value="12.9159921402451" calcext:value-type="float">
            <text:p>12.916</text:p>
          </table:table-cell>
          <table:table-cell table:formula="of:=[.C12]/[.A12]" office:value-type="float" office:value="0.922570867160364" calcext:value-type="float">
            <text:p>0.923</text:p>
          </table:table-cell>
          <table:table-cell table:number-columns-repeated="16380"/>
        </table:table-row>
        <table:table-row table:style-name="ro1">
          <table:table-cell table:formula="of:=[.A12]+2" office:value-type="float" office:value="16" calcext:value-type="float">
            <text:p>16</text:p>
          </table:table-cell>
          <table:table-cell office:value-type="float" office:value="2.26091" calcext:value-type="float">
            <text:p>2.261</text:p>
          </table:table-cell>
          <table:table-cell table:formula="of:=[.$B$2]/[.B13]" office:value-type="float" office:value="14.8564958357476" calcext:value-type="float">
            <text:p>14.856</text:p>
          </table:table-cell>
          <table:table-cell table:formula="of:=[.C13]/[.A13]" office:value-type="float" office:value="0.928530989734222" calcext:value-type="float">
            <text:p>0.929</text:p>
          </table:table-cell>
          <table:table-cell table:number-columns-repeated="16380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3:54:18.066318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00:56:21.013401597</meta:creation-date>
    <dc:date>2025-04-22T14:02:53.855191417</dc:date>
    <meta:editing-duration>PT4H19M7S</meta:editing-duration>
    <meta:editing-cycles>13</meta:editing-cycles>
    <meta:generator>LibreOffice/24.8.6.2$Linux_X86_64 LibreOffice_project/480$Build-2</meta:generator>
    <meta:document-statistic meta:table-count="2" meta:cell-count="76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88cm" svg:height="5.687cm" xlink:href=".." xlink:type="simple" chart:class="chart:line" chart:style-name="ch1">
        <chart:plot-area chart:style-name="ch2" table:cell-range-address="'400x400, eps=1e-6'.A2:'400x400, eps=1e-6'.B6 '400x400, eps=1e-6'.B1:'400x400, eps=1e-6'.B1" chart:data-source-has-labels="both" svg:x="1.354cm" svg:y="0.113cm" svg:width="15.491cm" svg:height="4.48cm">
          <chart:coordinate-region svg:x="2.657cm" svg:y="0.312cm" svg:width="13.995cm" svg:height="3.634cm"/>
          <chart:axis chart:dimension="x" chart:name="primary-x" chart:style-name="ch3" chartooo:axis-type="auto">
            <chartooo:date-scale/>
            <chart:title svg:x="8.301cm" svg:y="4.706cm" chart:style-name="ch4">
              <text:p><text:span text:style-name="T1">Processes</text:span></text:p>
            </chart:title>
            <chart:categories table:cell-range-address="'400x400, eps=1e-6'.A2:'400x400, eps=1e-6'.A6"/>
          </chart:axis>
          <chart:axis chart:dimension="y" chart:name="primary-y" chart:style-name="ch3">
            <chart:title svg:x="0.451cm" svg:y="3.098cm" chart:style-name="ch5">
              <text:p><text:span text:style-name="T1">Time, sec</text:span></text:p>
            </chart:title>
            <chart:grid chart:style-name="ch6" chart:class="major"/>
          </chart:axis>
          <chart:series chart:style-name="ch7" chart:values-cell-range-address="'400x400, eps=1e-6'.B2:'400x400, eps=1e-6'.B6" chart:label-cell-address="'400x400, eps=1e-6'.B1:'400x400, eps=1e-6'.B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, sec</text:p>
                <draw:g>
                  <svg:desc>'400x400, eps=1e-6'.B1:'400x400, eps=1e-6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400x400, eps=1e-6'.A2:'400x400, eps=1e-6'.A6</svg:desc>
                </draw:g>
              </table:table-cell>
              <table:table-cell office:value-type="float" office:value="33.5892">
                <text:p>33.5892</text:p>
                <draw:g>
                  <svg:desc>'400x400, eps=1e-6'.B2:'400x400, eps=1e-6'.B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8299">
                <text:p>16.82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50806">
                <text:p>8.508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46791">
                <text:p>4.467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6091">
                <text:p>2.26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154cm" svg:height="4.6cm" xlink:href=".." xlink:type="simple" chart:class="chart:line" chart:style-name="ch1">
        <chart:plot-area chart:style-name="ch2" table:cell-range-address="'400x400, eps=1e-6'.A2:'400x400, eps=1e-6'.A6 '400x400, eps=1e-6'.C1:'400x400, eps=1e-6'.C6" chart:data-source-has-labels="both" svg:x="1.274cm" svg:y="0.092cm" svg:width="11.617cm" svg:height="3.435cm">
          <chart:coordinate-region svg:x="2.577cm" svg:y="0.292cm" svg:width="10.121cm" svg:height="2.588cm"/>
          <chart:axis chart:dimension="x" chart:name="primary-x" chart:style-name="ch3" chartooo:axis-type="auto">
            <chartooo:date-scale/>
            <chart:title svg:x="6.284cm" svg:y="3.619cm" chart:style-name="ch4">
              <text:p><text:span text:style-name="T1">Processes</text:span></text:p>
            </chart:title>
            <chart:categories table:cell-range-address="'400x400, eps=1e-6'.A2:'400x400, eps=1e-6'.A6"/>
          </chart:axis>
          <chart:axis chart:dimension="y" chart:name="primary-y" chart:style-name="ch3">
            <chart:title svg:x="0.451cm" svg:y="2.74cm" chart:style-name="ch5">
              <text:p><text:span text:style-name="T1">Acceleration</text:span></text:p>
            </chart:title>
            <chart:grid chart:style-name="ch6" chart:class="major"/>
          </chart:axis>
          <chart:series chart:style-name="ch7" chart:values-cell-range-address="'400x400, eps=1e-6'.C2:'400x400, eps=1e-6'.C6" chart:label-cell-address="'400x400, eps=1e-6'.C1:'400x400, eps=1e-6'.C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'400x400, eps=1e-6'.C1:'400x400, eps=1e-6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400x400, eps=1e-6'.A2:'400x400, eps=1e-6'.A6</svg:desc>
                </draw:g>
              </table:table-cell>
              <table:table-cell office:value-type="float" office:value="1">
                <text:p>1</text:p>
                <draw:g>
                  <svg:desc>'400x400, eps=1e-6'.C2:'400x400, eps=1e-6'.C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580508499753">
                <text:p>1.995805084997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4792702449207">
                <text:p>3.947927024492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51787748634149">
                <text:p>7.517877486341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8564958357476">
                <text:p>14.85649583574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783cm" svg:height="4.6cm" xlink:href=".." xlink:type="simple" chart:class="chart:line" chart:style-name="ch1">
        <chart:plot-area chart:style-name="ch2" table:cell-range-address="'400x400, eps=1e-6'.A2:'400x400, eps=1e-6'.A6 '400x400, eps=1e-6'.D1:'400x400, eps=1e-6'.D6" chart:data-source-has-labels="both" svg:x="1.286cm" svg:y="0.092cm" svg:width="12.222cm" svg:height="3.435cm">
          <chart:coordinate-region svg:x="2.398cm" svg:y="0.291cm" svg:width="10.918cm" svg:height="2.589cm"/>
          <chart:axis chart:dimension="x" chart:name="primary-x" chart:style-name="ch3" chartooo:axis-type="auto">
            <chartooo:date-scale/>
            <chart:title svg:x="6.599cm" svg:y="3.619cm" chart:style-name="ch4">
              <text:p><text:span text:style-name="T1">Processes</text:span></text:p>
            </chart:title>
            <chart:categories table:cell-range-address="'400x400, eps=1e-6'.A2:'400x400, eps=1e-6'.A6"/>
          </chart:axis>
          <chart:axis chart:dimension="y" chart:name="primary-y" chart:style-name="ch3">
            <chart:title svg:x="0.451cm" svg:y="2.546cm" chart:style-name="ch5">
              <text:p><text:span text:style-name="T1">Efficiency</text:span></text:p>
            </chart:title>
            <chart:grid chart:style-name="ch6" chart:class="major"/>
          </chart:axis>
          <chart:series chart:style-name="ch7" chart:values-cell-range-address="'400x400, eps=1e-6'.D2:'400x400, eps=1e-6'.D6" chart:label-cell-address="'400x400, eps=1e-6'.D1:'400x400, eps=1e-6'.D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'400x400, eps=1e-6'.D1:'400x400, eps=1e-6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400x400, eps=1e-6'.A2:'400x400, eps=1e-6'.A6</svg:desc>
                </draw:g>
              </table:table-cell>
              <table:table-cell office:value-type="float" office:value="1">
                <text:p>1</text:p>
                <draw:g>
                  <svg:desc>'400x400, eps=1e-6'.D2:'400x400, eps=1e-6'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7902542498767">
                <text:p>0.9979025424987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86981756123017">
                <text:p>0.9869817561230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9734685792686">
                <text:p>0.9397346857926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28530989734222">
                <text:p>0.928530989734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7.188cm" svg:height="5.687cm" xlink:href=".." xlink:type="simple" chart:class="chart:line" chart:style-name="ch1">
        <chart:plot-area chart:style-name="ch2" table:cell-range-address="'400x400, eps=1e-6 (all)'.A1:'400x400, eps=1e-6 (all)'.B13" chart:data-source-has-labels="both" svg:x="1.354cm" svg:y="0.113cm" svg:width="15.491cm" svg:height="4.48cm">
          <chart:coordinate-region svg:x="2.657cm" svg:y="0.312cm" svg:width="13.995cm" svg:height="3.634cm"/>
          <chart:axis chart:dimension="x" chart:name="primary-x" chart:style-name="ch3" chartooo:axis-type="auto">
            <chartooo:date-scale/>
            <chart:title svg:x="8.301cm" svg:y="4.706cm" chart:style-name="ch4">
              <text:p><text:span text:style-name="T1">Processes</text:span></text:p>
            </chart:title>
            <chart:categories table:cell-range-address="'400x400, eps=1e-6 (all)'.A2:'400x400, eps=1e-6 (all)'.A13"/>
          </chart:axis>
          <chart:axis chart:dimension="y" chart:name="primary-y" chart:style-name="ch3">
            <chart:title svg:x="0.451cm" svg:y="3.098cm" chart:style-name="ch5">
              <text:p><text:span text:style-name="T1">Time, sec</text:span></text:p>
            </chart:title>
            <chart:grid chart:style-name="ch6" chart:class="major"/>
          </chart:axis>
          <chart:series chart:style-name="ch7" chart:values-cell-range-address="'400x400, eps=1e-6 (all)'.B2:'400x400, eps=1e-6 (all)'.B13" chart:label-cell-address="'400x400, eps=1e-6 (all)'.B1:'400x400, eps=1e-6 (all)'.B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, sec</text:p>
                <draw:g>
                  <svg:desc>'400x400, eps=1e-6 (all)'.B1:'400x400, eps=1e-6 (all)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400x400, eps=1e-6 (all)'.A2:'400x400, eps=1e-6 (all)'.A13</svg:desc>
                </draw:g>
              </table:table-cell>
              <table:table-cell office:value-type="float" office:value="33.5892">
                <text:p>33.5892</text:p>
                <draw:g>
                  <svg:desc>'400x400, eps=1e-6 (all)'.B2:'400x400, eps=1e-6 (all)'.B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8299">
                <text:p>16.82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.3598">
                <text:p>11.35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50806">
                <text:p>8.508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1072">
                <text:p>7.10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95495">
                <text:p>5.954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18676">
                <text:p>5.186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46791">
                <text:p>4.467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56169">
                <text:p>3.561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2417">
                <text:p>3.024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60059">
                <text:p>2.600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6091">
                <text:p>2.260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154cm" svg:height="4.6cm" xlink:href=".." xlink:type="simple" chart:class="chart:line" chart:style-name="ch1">
        <chart:plot-area chart:style-name="ch2" table:cell-range-address="'400x400, eps=1e-6 (all)'.A2:'400x400, eps=1e-6 (all)'.A13 '400x400, eps=1e-6 (all)'.C1:'400x400, eps=1e-6 (all)'.C13" chart:data-source-has-labels="both" svg:x="1.274cm" svg:y="0.092cm" svg:width="11.617cm" svg:height="3.435cm">
          <chart:coordinate-region svg:x="2.577cm" svg:y="0.292cm" svg:width="10.121cm" svg:height="2.588cm"/>
          <chart:axis chart:dimension="x" chart:name="primary-x" chart:style-name="ch3" chartooo:axis-type="auto">
            <chartooo:date-scale/>
            <chart:title svg:x="6.284cm" svg:y="3.619cm" chart:style-name="ch4">
              <text:p><text:span text:style-name="T1">Processes</text:span></text:p>
            </chart:title>
            <chart:categories table:cell-range-address="'400x400, eps=1e-6 (all)'.A2:'400x400, eps=1e-6 (all)'.A13"/>
          </chart:axis>
          <chart:axis chart:dimension="y" chart:name="primary-y" chart:style-name="ch3">
            <chart:title svg:x="0.451cm" svg:y="2.74cm" chart:style-name="ch5">
              <text:p><text:span text:style-name="T1">Acceleration</text:span></text:p>
            </chart:title>
            <chart:grid chart:style-name="ch6" chart:class="major"/>
          </chart:axis>
          <chart:series chart:style-name="ch7" chart:values-cell-range-address="'400x400, eps=1e-6 (all)'.C2:'400x400, eps=1e-6 (all)'.C13" chart:label-cell-address="'400x400, eps=1e-6 (all)'.C1:'400x400, eps=1e-6 (all)'.C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'400x400, eps=1e-6 (all)'.C1:'400x400, eps=1e-6 (all)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400x400, eps=1e-6 (all)'.A2:'400x400, eps=1e-6 (all)'.A13</svg:desc>
                </draw:g>
              </table:table-cell>
              <table:table-cell office:value-type="float" office:value="1">
                <text:p>1</text:p>
                <draw:g>
                  <svg:desc>'400x400, eps=1e-6 (all)'.C2:'400x400, eps=1e-6 (all)'.C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580508499753">
                <text:p>1.995805084997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5684783182803">
                <text:p>2.956847831828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4792702449207">
                <text:p>3.947927024492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72608059432688">
                <text:p>4.726080594326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64055113812878">
                <text:p>5.640551138128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47595030423617">
                <text:p>6.475950304236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51787748634149">
                <text:p>7.517877486341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43069160988183">
                <text:p>9.430691609881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106915285847">
                <text:p>11.1069152858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.9159921402451">
                <text:p>12.91599214024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8564958357476">
                <text:p>14.85649583574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3.783cm" svg:height="4.6cm" xlink:href=".." xlink:type="simple" chart:class="chart:line" chart:style-name="ch1">
        <chart:plot-area chart:style-name="ch2" table:cell-range-address="'400x400, eps=1e-6 (all)'.A2:'400x400, eps=1e-6 (all)'.A13 '400x400, eps=1e-6 (all)'.D1:'400x400, eps=1e-6 (all)'.D13" chart:data-source-has-labels="both" svg:x="1.286cm" svg:y="0.092cm" svg:width="12.222cm" svg:height="3.435cm">
          <chart:coordinate-region svg:x="2.398cm" svg:y="0.291cm" svg:width="10.918cm" svg:height="2.589cm"/>
          <chart:axis chart:dimension="x" chart:name="primary-x" chart:style-name="ch3" chartooo:axis-type="auto">
            <chartooo:date-scale/>
            <chart:title svg:x="6.599cm" svg:y="3.619cm" chart:style-name="ch4">
              <text:p><text:span text:style-name="T1">Processes</text:span></text:p>
            </chart:title>
            <chart:categories table:cell-range-address="'400x400, eps=1e-6 (all)'.A2:'400x400, eps=1e-6 (all)'.A13"/>
          </chart:axis>
          <chart:axis chart:dimension="y" chart:name="primary-y" chart:style-name="ch3">
            <chart:title svg:x="0.451cm" svg:y="2.546cm" chart:style-name="ch5">
              <text:p><text:span text:style-name="T1">Efficiency</text:span></text:p>
            </chart:title>
            <chart:grid chart:style-name="ch6" chart:class="major"/>
          </chart:axis>
          <chart:series chart:style-name="ch7" chart:values-cell-range-address="'400x400, eps=1e-6 (all)'.D2:'400x400, eps=1e-6 (all)'.D13" chart:label-cell-address="'400x400, eps=1e-6 (all)'.D1:'400x400, eps=1e-6 (all)'.D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'400x400, eps=1e-6 (all)'.D1:'400x400, eps=1e-6 (all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400x400, eps=1e-6 (all)'.A2:'400x400, eps=1e-6 (all)'.A13</svg:desc>
                </draw:g>
              </table:table-cell>
              <table:table-cell office:value-type="float" office:value="1">
                <text:p>1</text:p>
                <draw:g>
                  <svg:desc>'400x400, eps=1e-6 (all)'.D2:'400x400, eps=1e-6 (all)'.D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97902542498767">
                <text:p>0.9979025424987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85615943942675">
                <text:p>0.9856159439426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86981756123017">
                <text:p>0.9869817561230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5216118865376">
                <text:p>0.9452161188653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0091856354797">
                <text:p>0.9400918563547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25135757748024">
                <text:p>0.9251357577480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39734685792686">
                <text:p>0.9397346857926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3069160988183">
                <text:p>0.9430691609881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25576273820585">
                <text:p>0.9255762738205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22570867160364">
                <text:p>0.9225708671603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28530989734222">
                <text:p>0.9285309897342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